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table:style-name="ce2" office:value-type="date" office:date-value="2018-04-03" calcext:value-type="date">
            <text:p>03/04/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style-name="ce2" office:value-type="date" office:date-value="2019-12-29" calcext:value-type="date">
            <text:p>29/12/19</text:p>
          </table:table-cell>
          <table:table-cell office:value-type="float" office:value="241.3" calcext:value-type="float">
            <text:p>241.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formula="of:=[.A3]-[.A2]" office:value-type="float" office:value="635" calcext:value-type="float">
            <text:p>635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table:formula="of:=ROUND([.B5]/365.25;2)" office:value-type="float" office:value="1.74" calcext:value-type="float">
            <text:p>1.74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formula="of:=[.B3]/[.B2]" office:value-type="float" office:value="96.52" calcext:value-type="float">
            <text:p>96.52</text:p>
          </table:table-cell>
          <table:table-cell/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7] ^ (1 / [.B6])) -1) * 100)" office:value-type="float" office:value="1282" calcext:value-type="float">
            <text:p>12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 style:data-style-name="N2" text:time-value="22:54:57.148020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22:50:53.697842895</meta:creation-date>
    <dc:date>2019-12-29T22:57:49.451429964</dc:date>
    <meta:editing-duration>PT6M19S</meta:editing-duration>
    <meta:editing-cycles>4</meta:editing-cycles>
    <meta:generator>LibreOffice/5.2.7.2$Linux_X86_64 LibreOffice_project/20m0$Build-2</meta:generator>
    <meta:document-statistic meta:table-count="1" meta:cell-count="15" meta:object-count="0"/>
  </office:meta>
</office:document-meta>
</file>